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non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wrap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gr3" style:family="graphic">
      <style:graphic-properties draw:stroke="solid" svg:stroke-width="0cm" svg:stroke-color="#000000" svg:stroke-opacity="100%" draw:fill="solid" draw:fill-color="#99ccff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/>
    </style:style>
    <style:style style:name="pr1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1-Layout7-blank-Blank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5" style:family="paragraph"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95%" fo:text-align="center" fo:text-indent="0cm" style:punctuation-wrap="simpl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95%" fo:text-align="start" fo:text-indent="0cm" style:punctuation-wrap="simpl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13" style:family="paragraph">
      <style:paragraph-properties fo:margin-left="2.4cm" fo:margin-right="0cm" fo:margin-top="0cm" fo:margin-bottom="0.4cm" fo:line-height="100%" fo:text-indent="-0.9cm" style:punctuation-wrap="simple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60pt" style:font-style-asian="normal" style:font-weight-asian="bold" style:font-family-complex="'DejaVu Sans'" style:font-pitch-complex="variable" style:font-size-complex="60pt" style:font-style-complex="normal" style:font-weight-complex="bold"/>
    </style:style>
    <style:style style:name="T2" style:family="text">
      <style:text-properties fo:color="#000000" style:text-line-through-style="none" style:text-position="0% 100%" fo:font-family="GillSans" style:font-family-generic="swiss" style:font-pitch="variable" fo:font-size="4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GillSans" style:font-family-generic-asian="swiss" style:font-pitch-asian="variable" style:font-size-asian="42pt" style:font-style-asian="normal" style:font-weight-asian="normal" style:font-family-complex="GillSans" style:font-family-generic-complex="swiss" style:font-pitch-complex="variable" style:font-size-complex="4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style:font-family-generic="swiss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GillSans" style:font-family-generic-asian="swiss" style:font-pitch-asian="variable" style:font-size-asian="36pt" style:font-style-asian="normal" style:font-weight-asian="normal" style:font-family-complex="GillSans" style:font-family-generic-complex="swiss" style:font-pitch-complex="variable" style:font-size-complex="36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6pt" style:font-style-asian="normal" style:font-weight-asian="normal" style:font-family-complex="'DejaVu Sans'" style:font-pitch-complex="variable" style:font-size-complex="3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Monaco" style:font-family-generic="modern" style:font-pitch="fixed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5pt" style:font-style-complex="normal" style:font-weight-complex="bold"/>
    </style:style>
    <style:style style:name="T6" style:family="text">
      <style:text-properties fo:color="#7f0055" style:text-line-through-style="none" style:text-position="0% 100%" fo:font-family="Monaco" style:font-family-generic="modern" style:font-pitch="fixed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5pt" style:font-style-complex="normal" style:font-weight-complex="bold"/>
    </style:style>
    <style:style style:name="T7" style:family="text">
      <style:text-properties fo:color="#0000c0" style:text-line-through-style="none" style:text-position="0% 100%" fo:font-family="Monaco" style:font-family-generic="modern" style:font-pitch="fixed" fo:font-size="1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15pt" style:font-style-asian="normal" style:font-weight-asian="bold" style:font-family-complex="Monaco" style:font-family-generic-complex="modern" style:font-pitch-complex="fixed" style:font-size-complex="15pt" style:font-style-complex="normal" style:font-weight-complex="bold"/>
    </style:style>
    <style:style style:name="T8" style:family="text">
      <style:text-properties fo:color="#4c4c4c" style:text-line-through-style="none" style:text-position="0% 100%" fo:font-family="Monaco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CourierNewPS-BoldMT" style:font-family-generic-asian="modern" style:font-pitch-asian="variable" style:font-size-asian="24pt" style:font-style-asian="normal" style:font-weight-asian="bold" style:font-family-complex="CourierNewPS-BoldMT" style:font-family-generic-complex="modern" style:font-pitch-complex="variable" style:font-size-complex="24pt" style:font-style-complex="normal" style:font-weight-complex="bold"/>
    </style:style>
    <style:style style:name="T9" style:family="text">
      <style:text-properties fo:color="#000000" style:text-line-through-style="none" style:text-position="0% 100%" fo:font-family="Monaco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CourierNewPS-BoldMT" style:font-family-generic-asian="modern" style:font-pitch-asian="variable" style:font-size-asian="24pt" style:font-style-asian="normal" style:font-weight-asian="bold" style:font-family-complex="CourierNewPS-BoldMT" style:font-family-generic-complex="modern" style:font-pitch-complex="variable" style:font-size-complex="24pt" style:font-style-complex="normal" style:font-weight-complex="bold"/>
    </style:style>
    <style:style style:name="T10" style:family="text">
      <style:text-properties fo:color="#8e3e00" style:text-line-through-style="none" style:text-position="0% 100%" fo:font-family="Monaco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CourierNewPS-BoldMT" style:font-family-generic-asian="modern" style:font-pitch-asian="variable" style:font-size-asian="24pt" style:font-style-asian="normal" style:font-weight-asian="bold" style:font-family-complex="CourierNewPS-BoldMT" style:font-family-generic-complex="modern" style:font-pitch-complex="variable" style:font-size-complex="24pt" style:font-style-complex="normal" style:font-weight-complex="bold"/>
    </style:style>
    <style:style style:name="T11" style:family="text">
      <style:text-properties fo:color="#2300fb" style:text-line-through-style="none" style:text-position="0% 100%" fo:font-family="Monaco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CourierNewPS-BoldMT" style:font-family-generic-asian="modern" style:font-pitch-asian="variable" style:font-size-asian="24pt" style:font-style-asian="normal" style:font-weight-asian="bold" style:font-family-complex="CourierNewPS-BoldMT" style:font-family-generic-complex="modern" style:font-pitch-complex="variable" style:font-size-complex="24pt" style:font-style-complex="normal" style:font-weight-complex="bold"/>
    </style:style>
    <style:style style:name="T12" style:family="text">
      <style:text-properties fo:color="#000000" style:text-line-through-style="none" style:text-position="0% 100%" fo:font-family="Monaco" style:font-family-generic="modern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CourierNewPSMT" style:font-family-generic-asian="modern" style:font-pitch-asian="fixed" style:font-size-asian="24pt" style:font-style-asian="normal" style:font-weight-asian="normal" style:font-family-complex="CourierNewPSMT" style:font-family-generic-complex="modern" style:font-pitch-complex="fixed" style:font-size-complex="24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Monaco" style:font-family-generic="modern" style:font-pitch="fixed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/>
    </style:style>
    <style:style style:name="T14" style:family="text">
      <style:text-properties fo:color="#0000ff" style:text-line-through-style="none" style:text-position="0% 100%" fo:font-family="Monaco" style:font-family-generic="modern" style:font-pitch="fixed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/>
    </style:style>
    <style:style style:name="T15" style:family="text">
      <style:text-properties fo:color="#7f0055" style:text-line-through-style="none" style:text-position="0% 100%" fo:font-family="Monaco" style:font-family-generic="modern" style:font-pitch="fixed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/>
    </style:style>
    <style:style style:name="T16" style:family="text">
      <style:text-properties fo:color="#4c4c4c" style:text-line-through-style="none" style:text-position="0% 100%" fo:font-family="Monaco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24pt" style:font-style-complex="normal" style:font-weight-complex="bold"/>
    </style:style>
    <style:style style:name="T17" style:family="text">
      <style:text-properties fo:color="#2300fb" style:text-line-through-style="none" style:text-position="0% 100%" fo:font-family="Monaco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24pt" style:font-style-complex="normal" style:font-weight-complex="bold"/>
    </style:style>
    <style:style style:name="T18" style:family="text">
      <style:text-properties fo:color="#000000" style:text-line-through-style="none" style:text-position="0% 100%" fo:font-family="Monaco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24pt" style:font-style-complex="normal" style:font-weight-complex="bold"/>
    </style:style>
    <style:style style:name="T19" style:family="text">
      <style:text-properties fo:color="#000000" style:text-line-through-style="none" style:text-position="0% 100%" fo:font-family="Monaco" style:font-family-generic="modern" style:font-pitch="fixed" fo:font-size="2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CourierNewPS-BoldMT" style:font-family-generic-asian="modern" style:font-pitch-asian="variable" style:font-size-asian="29pt" style:font-style-asian="normal" style:font-weight-asian="bold" style:font-family-complex="CourierNewPS-BoldMT" style:font-family-generic-complex="modern" style:font-pitch-complex="variable" style:font-size-complex="29pt" style:font-style-complex="normal" style:font-weight-complex="bold"/>
    </style:style>
    <style:style style:name="T20" style:family="text">
      <style:text-properties fo:color="#0000ff" style:text-line-through-style="none" style:text-position="0% 100%" fo:font-family="Monaco" style:font-family-generic="modern" style:font-pitch="fixed" fo:font-size="2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CourierNewPS-BoldMT" style:font-family-generic-asian="modern" style:font-pitch-asian="variable" style:font-size-asian="29pt" style:font-style-asian="normal" style:font-weight-asian="bold" style:font-family-complex="CourierNewPS-BoldMT" style:font-family-generic-complex="modern" style:font-pitch-complex="variable" style:font-size-complex="29pt" style:font-style-complex="normal" style:font-weight-complex="bold"/>
    </style:style>
    <style:style style:name="T21" style:family="text">
      <style:text-properties fo:color="#003e85" style:text-line-through-style="none" style:text-position="0% 100%" fo:font-family="Monaco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24pt" style:font-style-complex="normal" style:font-weight-complex="bold"/>
    </style:style>
    <style:style style:name="T22" style:family="text">
      <style:text-properties fo:color="#8e3e00" style:text-line-through-style="none" style:text-position="0% 100%" fo:font-family="Monaco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24pt" style:font-style-complex="normal" style:font-weight-complex="bold"/>
    </style:style>
    <style:style style:name="T23" style:family="text">
      <style:text-properties fo:color="#ff5e5e" style:text-line-through-style="none" style:text-position="0% 100%" fo:font-family="Monaco" style:font-family-generic="modern" style:font-pitch="fixe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24pt" style:font-style-complex="normal" style:font-weight-complex="bold"/>
    </style:style>
    <style:style style:name="T24" style:family="text">
      <style:text-properties fo:color="#2a00ff" style:text-line-through-style="none" style:text-position="0% 100%" fo:font-family="Monaco" style:font-family-generic="modern" style:font-pitch="fixed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/>
    </style:style>
    <style:style style:name="T25" style:family="text">
      <style:text-properties fo:color="#0000c0" style:text-line-through-style="none" style:text-position="0% 100%" fo:font-family="Monaco" style:font-family-generic="modern" style:font-pitch="fixed" fo:font-size="2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26" style:family="text">
      <style:text-properties fo:color="#3f7f5f" style:text-line-through-style="none" style:text-position="0% 100%" fo:font-family="Monaco" style:font-family-generic="modern" style:font-pitch="fixed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/>
    </style:style>
    <style:style style:name="T27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T28" style:family="text">
      <style:text-properties fo:color="#4c4c4c" style:text-line-through-style="none" style:text-position="0% 100%" fo:font-family="Monaco" style:font-family-generic="modern" style:font-pitch="fixed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bold" style:font-family-complex="'DejaVu Sans'" style:font-pitch-complex="variable" style:font-size-complex="22pt" style:font-style-complex="normal" style:font-weight-complex="bold"/>
    </style:style>
    <style:style style:name="T29" style:family="text">
      <style:text-properties fo:color="#000000" style:text-line-through-style="none" style:text-position="0% 100%" fo:font-family="Monaco" style:font-family-generic="modern" style:font-pitch="fixed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bold" style:font-family-complex="'DejaVu Sans'" style:font-pitch-complex="variable" style:font-size-complex="22pt" style:font-style-complex="normal" style:font-weight-complex="bold"/>
    </style:style>
    <style:style style:name="T30" style:family="text">
      <style:text-properties fo:color="#2300fb" style:text-line-through-style="none" style:text-position="0% 100%" fo:font-family="Monaco" style:font-family-generic="modern" style:font-pitch="fixed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bold" style:font-family-complex="'DejaVu Sans'" style:font-pitch-complex="variable" style:font-size-complex="22pt" style:font-style-complex="normal" style:font-weight-complex="bold"/>
    </style:style>
    <style:style style:name="T31" style:family="text">
      <style:text-properties fo:color="#8e3e00" style:text-line-through-style="none" style:text-position="0% 100%" fo:font-family="Monaco" style:font-family-generic="modern" style:font-pitch="fixed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bold" style:font-family-complex="'DejaVu Sans'" style:font-pitch-complex="variable" style:font-size-complex="22pt" style:font-style-complex="normal" style:font-weight-complex="bold"/>
    </style:style>
    <style:style style:name="T32" style:family="text">
      <style:text-properties fo:color="#003e85" style:text-line-through-style="none" style:text-position="0% 100%" fo:font-family="Monaco" style:font-family-generic="modern" style:font-pitch="fixed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2pt" style:font-style-asian="normal" style:font-weight-asian="bold" style:font-family-complex="'DejaVu Sans'" style:font-pitch-complex="variable" style:font-size-complex="22pt" style:font-style-complex="normal" style:font-weight-complex="bold"/>
    </style:style>
    <style:style style:name="T3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bold" style:font-family-complex="'DejaVu Sans'" style:font-pitch-complex="variable" style:font-size-complex="32pt" style:font-style-complex="normal" style:font-weight-complex="bold"/>
    </style:style>
    <style:style style:name="T34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5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Blank" presentation:presentation-page-layout-name="AL1T13">
        <draw:frame draw:name="Subtitle 1"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Scala workshop</text:span></text:p>
          </draw:text-box>
        </draw:frame>
        <presentation:notes draw:style-name="dp2">
          <draw:page-thumbnail draw:name="Slide Image Placeholder 1" draw:layer="layout" svg:width="13.97cm" svg:height="10.477cm" svg:x="3.81cm" svg:y="2.121cm" draw:page-number="1" presentation:class="page"/>
          <draw:frame draw:name="Notes Placeholder 2"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7-blank-Blank" presentation:presentation-page-layout-name="AL1T13">
        <draw:frame draw:name="TextBox 1" draw:style-name="gr1" draw:text-style-name="P5" draw:layer="layout" svg:width="27.865cm" svg:height="8.886cm" svg:x="0.135cm" svg:y="7.111cm">
          <draw:text-box>
            <text:p text:style-name="P3"><text:span text:style-name="T2">If I were to pick a language to use today other than Java, it would be Scala.</text:span></text:p>
            <text:p text:style-name="P3"><text:span text:style-name="T2"/></text:p>
            <text:p text:style-name="P4"><text:span text:style-name="T2">James Gosling</text:span></text:p>
          </draw:text-box>
        </draw:frame>
        <presentation:notes draw:style-name="dp2">
          <draw:page-thumbnail draw:name="Slide Image Placeholder 1" draw:layer="layout" svg:width="13.97cm" svg:height="10.477cm" svg:x="3.81cm" svg:y="2.121cm" draw:page-number="2" presentation:class="page"/>
          <draw:frame draw:name="Notes Placeholder 2"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1T13">
        <draw:frame draw:name="TextBox 1" draw:style-name="gr1" draw:text-style-name="P5" draw:layer="layout" svg:width="28cm" svg:height="13.868cm" svg:x="0cm" svg:y="3.81cm">
          <draw:text-box>
            <text:p text:style-name="P3"><text:span text:style-name="T3">Scala, it must be stated, is the current heir apparent to the Java throne. No other language on the JVM seems as capable of being a "replacement for Java" as Scala, and the momentum behind Scala is now unquestionable.</text:span></text:p>
            <text:p text:style-name="P3"><text:span text:style-name="T3"/></text:p>
            <text:p text:style-name="P4"><text:span text:style-name="T3">Charlies Olivier Nutter - JRuby lead</text:span></text:p>
          </draw:text-box>
        </draw:frame>
        <presentation:notes draw:style-name="dp2">
          <draw:page-thumbnail draw:name="Slide Image Placeholder 1" draw:layer="layout" svg:width="13.97cm" svg:height="10.477cm" svg:x="3.81cm" svg:y="2.121cm" draw:page-number="3" presentation:class="page"/>
          <draw:frame draw:name="Notes Placeholder 2"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7-blank-Blank" presentation:presentation-page-layout-name="AL1T13">
        <draw:frame draw:name="Subtitle 1" presentation:style-name="pr1" draw:text-style-name="P2" draw:layer="layout" svg:width="25.199cm" svg:height="17.685cm" svg:x="1.4cm" svg:y="0.962cm" presentation:class="subtitle">
          <draw:text-box>
            <text:p text:style-name="P1"><text:span text:style-name="T4">Though my tip though for the long term replacement of javac is Scala. I'm very impressed with it! I can honestly say if someone had shown me the Programming in Scala book by by Martin Odersky, Lex Spoon &amp; Bill Venners back in 2003 I'd probably have never created Groovy.</text:span></text:p>
            <text:p text:style-name="P1"><text:span text:style-name="T4"/></text:p>
            <text:p text:style-name="P1"><text:span text:style-name="T4">James Strachen</text:span></text:p>
          </draw:text-box>
        </draw:frame>
        <presentation:notes draw:style-name="dp2">
          <draw:page-thumbnail draw:name="Slide Image Placeholder 1" draw:layer="layout" svg:width="13.97cm" svg:height="10.477cm" svg:x="3.81cm" svg:y="2.121cm" draw:page-number="4" presentation:class="page"/>
          <draw:frame draw:name="Notes Placeholder 2"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7-blank-Blank" presentation:presentation-page-layout-name="AL1T13">
        <draw:frame draw:name="TextBox 1" draw:style-name="gr2" draw:text-style-name="P5" draw:layer="layout" svg:width="22.827cm" svg:height="16.215cm" svg:x="4.478cm" svg:y="-0.368cm">
          <draw:text-box>
            <text:p text:style-name="P6"><text:span text:style-name="T5"/></text:p>
            <text:p text:style-name="P6"><text:span text:style-name="T6">public</text:span><text:span text:style-name="T5"> </text:span><text:span text:style-name="T6">class</text:span><text:span text:style-name="T5"> Person {</text:span></text:p>
            <text:p text:style-name="P6"><text:span text:style-name="T6"><text:s text:c="2"/></text:span><text:span text:style-name="T6">private</text:span><text:span text:style-name="T5"> </text:span><text:span text:style-name="T6">int</text:span><text:span text:style-name="T5"> </text:span><text:span text:style-name="T7">age</text:span><text:span text:style-name="T5">;</text:span></text:p>
            <text:p text:style-name="P6"><text:span text:style-name="T5"><text:s text:c="2"/></text:span><text:span text:style-name="T6">private</text:span><text:span text:style-name="T5"> String </text:span><text:span text:style-name="T7">name</text:span><text:span text:style-name="T5">;</text:span></text:p>
            <text:p text:style-name="P6"><text:span text:style-name="T5"/></text:p>
            <text:p text:style-name="P6"><text:span text:style-name="T5"><text:s text:c="2"/></text:span><text:span text:style-name="T6">public</text:span><text:span text:style-name="T5"> Person(</text:span><text:span text:style-name="T6">int</text:span><text:span text:style-name="T5"> age, String name) {</text:span></text:p>
            <text:p text:style-name="P6"><text:span text:style-name="T5"><text:s text:c="4"/></text:span><text:span text:style-name="T6">this</text:span><text:span text:style-name="T5">.</text:span><text:span text:style-name="T7">age</text:span><text:span text:style-name="T5"> = age;</text:span></text:p>
            <text:p text:style-name="P6"><text:span text:style-name="T5"><text:s text:c="4"/></text:span><text:span text:style-name="T6">this</text:span><text:span text:style-name="T5">.</text:span><text:span text:style-name="T7">name</text:span><text:span text:style-name="T5"> = name;</text:span></text:p>
            <text:p text:style-name="P6"><text:span text:style-name="T5"><text:s text:c="2"/></text:span><text:span text:style-name="T5">}</text:span></text:p>
            <text:p text:style-name="P6"><text:span text:style-name="T5"/></text:p>
            <text:p text:style-name="P6"><text:span text:style-name="T5"><text:s text:c="2"/></text:span><text:span text:style-name="T6">public</text:span><text:span text:style-name="T5"> </text:span><text:span text:style-name="T6">int</text:span><text:span text:style-name="T5"> getAge() {</text:span></text:p>
            <text:p text:style-name="P6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age</text:span><text:span text:style-name="T5">;</text:span></text:p>
            <text:p text:style-name="P6"><text:span text:style-name="T5"><text:s text:c="2"/></text:span><text:span text:style-name="T5">}</text:span></text:p>
            <text:p text:style-name="P6"><text:span text:style-name="T5"/></text:p>
            <text:p text:style-name="P6"><text:span text:style-name="T5"><text:s text:c="2"/></text:span><text:span text:style-name="T6">public</text:span><text:span text:style-name="T5"> </text:span><text:span text:style-name="T6">void</text:span><text:span text:style-name="T5"> setAge(</text:span><text:span text:style-name="T6">int</text:span><text:span text:style-name="T5"> age) {</text:span></text:p>
            <text:p text:style-name="P6"><text:span text:style-name="T6"><text:s text:c="4"/></text:span><text:span text:style-name="T6">this</text:span><text:span text:style-name="T5">.</text:span><text:span text:style-name="T7">age</text:span><text:span text:style-name="T5"> = age;</text:span></text:p>
            <text:p text:style-name="P6"><text:span text:style-name="T5"><text:s text:c="2"/></text:span><text:span text:style-name="T5">}</text:span></text:p>
            <text:p text:style-name="P6"><text:span text:style-name="T5"/></text:p>
            <text:p text:style-name="P6"><text:span text:style-name="T5"><text:s text:c="2"/></text:span><text:span text:style-name="T6">public</text:span><text:span text:style-name="T5"> String getName() {</text:span></text:p>
            <text:p text:style-name="P6"><text:span text:style-name="T6"><text:s text:c="4"/></text:span><text:span text:style-name="T6">return</text:span><text:span text:style-name="T5"> </text:span><text:span text:style-name="T6">this</text:span><text:span text:style-name="T5">.</text:span><text:span text:style-name="T7">name</text:span><text:span text:style-name="T5">;</text:span></text:p>
            <text:p text:style-name="P6"><text:span text:style-name="T5"><text:s text:c="2"/></text:span><text:span text:style-name="T5">}</text:span></text:p>
            <text:p text:style-name="P6"><text:span text:style-name="T5"/></text:p>
            <text:p text:style-name="P6"><text:span text:style-name="T5"><text:s text:c="2"/></text:span><text:span text:style-name="T6">public</text:span><text:span text:style-name="T5"> </text:span><text:span text:style-name="T6">void</text:span><text:span text:style-name="T5"> setName(String name) {</text:span></text:p>
            <text:p text:style-name="P6"><text:span text:style-name="T6"><text:s text:c="4"/></text:span><text:span text:style-name="T6">this</text:span><text:span text:style-name="T5">.</text:span><text:span text:style-name="T7">name</text:span><text:span text:style-name="T5"> = name;</text:span></text:p>
            <text:p text:style-name="P6"><text:span text:style-name="T5"><text:s text:c="2"/></text:span><text:span text:style-name="T5">}</text:span></text:p>
            <text:p text:style-name="P6"><text:span text:style-name="T5">}</text:span></text:p>
          </draw:text-box>
        </draw:frame>
        <draw:frame draw:name="TextBox 2" draw:style-name="gr1" draw:text-style-name="P5" draw:layer="layout" svg:width="25.398cm" svg:height="1.237cm" svg:x="0.67cm" svg:y="17.61cm">
          <draw:text-box>
            <text:p text:style-name="P7"><text:span text:style-name="T8">class</text:span><text:span text:style-name="T9"> </text:span><text:span text:style-name="T10">Person</text:span><text:span text:style-name="T9">(</text:span><text:span text:style-name="T8">var</text:span><text:span text:style-name="T9"> </text:span><text:span text:style-name="T11">age</text:span><text:span text:style-name="T9">: </text:span><text:span text:style-name="T10">Int</text:span><text:span text:style-name="T9">,</text:span><text:span text:style-name="T12"> </text:span><text:span text:style-name="T8">var</text:span><text:span text:style-name="T9"> </text:span><text:span text:style-name="T11">name</text:span><text:span text:style-name="T9">: </text:span><text:span text:style-name="T10">String</text:span><text:span text:style-name="T9">)</text:span></text:p>
          </draw:text-box>
        </draw:frame>
        <draw:custom-shape draw:name="Freeform 3" draw:style-name="gr3" draw:text-style-name="P5" draw:layer="layout" svg:width="2.382cm" svg:height="2.084cm" svg:x="11.965cm" svg:y="15.161cm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lide Image Placeholder 1" draw:layer="layout" svg:width="13.97cm" svg:height="10.477cm" svg:x="3.81cm" svg:y="2.121cm" draw:page-number="5" presentation:class="page"/>
          <draw:frame draw:name="Notes Placeholder 2"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7-blank-Blank" presentation:presentation-page-layout-name="AL1T13">
        <draw:frame draw:name="TextBox 1" draw:style-name="gr2" draw:text-style-name="P5" draw:layer="layout" svg:width="28.022cm" svg:height="10.922cm" svg:x="0.778cm" svg:y="0.48cm">
          <draw:text-box>
            <text:p text:style-name="P6"><text:span text:style-name="T13"/></text:p>
            <text:p text:style-name="P6"><text:span text:style-name="T13">List&lt;Person&gt; </text:span><text:span text:style-name="T14">persons</text:span><text:span text:style-name="T13"> = </text:span><text:span text:style-name="T15">...</text:span></text:p>
            <text:p text:style-name="P6"><text:span text:style-name="T13">List&lt;Person&gt; </text:span><text:span text:style-name="T14">adults</text:span><text:span text:style-name="T13"> = </text:span><text:span text:style-name="T15">new</text:span><text:span text:style-name="T13"> LinkedList&lt;Person&gt;();</text:span></text:p>
            <text:p text:style-name="P6"><text:span text:style-name="T13">List&lt;Person&gt; </text:span><text:span text:style-name="T14">kids</text:span><text:span text:style-name="T13"> = </text:span><text:span text:style-name="T15">new</text:span><text:span text:style-name="T13"> LinkedList&lt;Person&gt;();</text:span></text:p>
            <text:p text:style-name="P6"><text:span text:style-name="T15">for</text:span><text:span text:style-name="T13"> (Person person : persons) {</text:span></text:p>
            <text:p text:style-name="P6"><text:span text:style-name="T13"><text:s text:c="2"/></text:span><text:span text:style-name="T15">if</text:span><text:span text:style-name="T13"> (person.getAge() &lt; 18) {</text:span></text:p>
            <text:p text:style-name="P6"><text:span text:style-name="T13"><text:s text:c="4"/></text:span><text:span text:style-name="T13">kids.add(person);</text:span></text:p>
            <text:p text:style-name="P6"><text:span text:style-name="T13"><text:s text:c="2"/></text:span><text:span text:style-name="T13">} </text:span><text:span text:style-name="T15">else</text:span><text:span text:style-name="T13"> {</text:span></text:p>
            <text:p text:style-name="P6"><text:span text:style-name="T13"><text:s text:c="4"/></text:span><text:span text:style-name="T13">adults.add(person);</text:span></text:p>
            <text:p text:style-name="P6"><text:span text:style-name="T13"><text:s text:c="2"/></text:span><text:span text:style-name="T13">}</text:span></text:p>
            <text:p text:style-name="P6"><text:span text:style-name="T13">}</text:span></text:p>
          </draw:text-box>
        </draw:frame>
        <draw:frame draw:name="TextBox 2" draw:style-name="gr1" draw:text-style-name="P8" draw:layer="layout" svg:width="25.91cm" svg:height="2.031cm" svg:x="0.635cm" svg:y="15.325cm">
          <draw:text-box>
            <text:p text:style-name="P6"><text:span text:style-name="T16">val </text:span><text:span text:style-name="T17">persons</text:span><text:span text:style-name="T16"> = ...</text:span></text:p>
            <text:p text:style-name="P6"><text:span text:style-name="T16">val</text:span><text:span text:style-name="T18"> (</text:span><text:span text:style-name="T17">kids</text:span><text:span text:style-name="T18">, </text:span><text:span text:style-name="T17">adults</text:span><text:span text:style-name="T18">) = </text:span><text:span text:style-name="T17">persons</text:span><text:span text:style-name="T18">.partition(_.age &lt; 18)</text:span></text:p>
          </draw:text-box>
        </draw:frame>
        <draw:custom-shape draw:name="Freeform 3" draw:style-name="gr3" draw:text-style-name="P5" draw:layer="layout" svg:width="3.81cm" svg:height="3.333cm" svg:x="12.065cm" svg:y="10.998cm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lide Image Placeholder 1" draw:layer="layout" svg:width="13.97cm" svg:height="10.477cm" svg:x="3.81cm" svg:y="2.121cm" draw:page-number="6" presentation:class="page"/>
          <draw:frame draw:name="Notes Placeholder 2"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13">
        <draw:frame draw:name="TextBox 1" draw:style-name="gr2" draw:text-style-name="P5" draw:layer="layout" svg:width="21.22cm" svg:height="2.639cm" svg:x="2.91cm" svg:y="4.178cm">
          <draw:text-box>
            <text:p text:style-name="P9"><text:span text:style-name="T19">String </text:span><text:span text:style-name="T20">s</text:span><text:span text:style-name="T19"> = "!em esreveR";</text:span></text:p>
            <text:p text:style-name="P10"><text:span text:style-name="T19">System.out.println(</text:span><text:span text:style-name="T20">s</text:span><text:span text:style-name="T19">.reverse());</text:span></text:p>
          </draw:text-box>
        </draw:frame>
        <draw:frame draw:name="TextBox 2" draw:style-name="gr2" draw:text-style-name="P5" draw:layer="layout" svg:width="24.446cm" svg:height="6.041cm" svg:x="2.859cm" svg:y="11.43cm">
          <draw:text-box>
            <text:p text:style-name="P9"><text:span text:style-name="T19">val </text:span><text:span text:style-name="T20">s</text:span><text:span text:style-name="T19">: java.lang.String = "!em esreveR"</text:span></text:p>
            <text:p text:style-name="P9"><text:span text:style-name="T19">println(</text:span><text:span text:style-name="T20">s</text:span><text:span text:style-name="T19">.reverse)</text:span></text:p>
            <text:p text:style-name="P9"><text:span text:style-name="T19"/></text:p>
            <text:p text:style-name="P10"><text:span text:style-name="T19">=&gt; Reverse me!</text:span></text:p>
          </draw:text-box>
        </draw:frame>
        <draw:custom-shape draw:name="Freeform 3" draw:style-name="gr3" draw:text-style-name="P5" draw:layer="layout" svg:width="3.175cm" svg:height="2.841cm" svg:x="11.73cm" svg:y="7.885cm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lide Image Placeholder 1" draw:layer="layout" svg:width="13.97cm" svg:height="10.477cm" svg:x="3.81cm" svg:y="2.121cm" draw:page-number="7" presentation:class="page"/>
          <draw:frame draw:name="Notes Placeholder 2"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7-blank-Blank" presentation:presentation-page-layout-name="AL1T13">
        <draw:frame draw:name="TextBox 1" draw:style-name="gr2" draw:text-style-name="P5" draw:layer="layout" svg:width="27.305cm" svg:height="3.209cm" svg:x="0.635cm" svg:y="16.095cm">
          <draw:text-box>
            <text:p text:style-name="P6"><text:span text:style-name="T21">using</text:span><text:span text:style-name="T18">(</text:span><text:span text:style-name="T16">new</text:span><text:span text:style-name="T18"> </text:span><text:span text:style-name="T22">BufferedReader</text:span><text:span text:style-name="T18">(</text:span><text:span text:style-name="T16">new</text:span><text:span text:style-name="T18"> </text:span><text:span text:style-name="T22">FileReader</text:span><text:span text:style-name="T18">(</text:span><text:span text:style-name="T23">"f.txt"</text:span><text:span text:style-name="T18">))) {</text:span></text:p>
            <text:p text:style-name="P6"><text:span text:style-name="T18"><text:s text:c="4"/></text:span><text:span text:style-name="T17">reader</text:span><text:span text:style-name="T18"> =&gt; </text:span><text:span text:style-name="T21">println</text:span><text:span text:style-name="T18">(</text:span><text:span text:style-name="T17">reader</text:span><text:span text:style-name="T18">.</text:span><text:span text:style-name="T21">readLine()</text:span><text:span text:style-name="T18">)</text:span></text:p>
            <text:p text:style-name="P6"><text:span text:style-name="T18">}</text:span></text:p>
          </draw:text-box>
        </draw:frame>
        <draw:frame draw:name="TextBox 2" draw:style-name="gr2" draw:text-style-name="P5" draw:layer="layout" svg:width="27.365cm" svg:height="11.977cm" svg:x="0.635cm" svg:y="0.944cm">
          <draw:text-box>
            <text:p text:style-name="P10"><text:span text:style-name="T13">BufferedReader reader = </text:span><text:span text:style-name="T15">null</text:span><text:span text:style-name="T13">;</text:span></text:p>
            <text:p text:style-name="P10"><text:span text:style-name="T15">try</text:span><text:span text:style-name="T13"> {</text:span></text:p>
            <text:p text:style-name="P10"><text:span text:style-name="T13"><text:s text:c="2"/></text:span><text:span text:style-name="T13">reader = </text:span><text:span text:style-name="T15">new</text:span><text:span text:style-name="T13"> BufferedReader(</text:span><text:span text:style-name="T15">new</text:span><text:span text:style-name="T13"> FileReader(</text:span><text:span text:style-name="T24">"f.txt"</text:span><text:span text:style-name="T13">));</text:span></text:p>
            <text:p text:style-name="P10"><text:span text:style-name="T13"><text:s text:c="2"/></text:span><text:span text:style-name="T13">System.</text:span><text:span text:style-name="T25">out</text:span><text:span text:style-name="T13">.println(reader.readLine());</text:span></text:p>
            <text:p text:style-name="P10"><text:span text:style-name="T13">} </text:span><text:span text:style-name="T15">finally</text:span><text:span text:style-name="T13"> {</text:span></text:p>
            <text:p text:style-name="P10"><text:span text:style-name="T15"><text:s text:c="2"/></text:span><text:span text:style-name="T15">if</text:span><text:span text:style-name="T13"> (reader != </text:span><text:span text:style-name="T15">null</text:span><text:span text:style-name="T13">) {</text:span></text:p>
            <text:p text:style-name="P10"><text:span text:style-name="T15"><text:s text:c="4"/></text:span><text:span text:style-name="T15">try</text:span><text:span text:style-name="T13"> {</text:span></text:p>
            <text:p text:style-name="P10"><text:span text:style-name="T13"><text:s text:c="6"/></text:span><text:span text:style-name="T13">reader.close();</text:span></text:p>
            <text:p text:style-name="P10"><text:span text:style-name="T13"><text:s text:c="4"/></text:span><text:span text:style-name="T13">} </text:span><text:span text:style-name="T15">catch</text:span><text:span text:style-name="T13"> (IOException e) {</text:span></text:p>
            <text:p text:style-name="P10"><text:span text:style-name="T26"><text:s text:c="6"/></text:span><text:span text:style-name="T26">// Exception on close, ignore</text:span></text:p>
            <text:p text:style-name="P10"><text:span text:style-name="T13"><text:s text:c="4"/></text:span><text:span text:style-name="T13">}</text:span></text:p>
            <text:p text:style-name="P10"><text:span text:style-name="T13"><text:s text:c="2"/></text:span><text:span text:style-name="T13">}</text:span></text:p>
            <text:p text:style-name="P10"><text:span text:style-name="T13">}</text:span></text:p>
          </draw:text-box>
        </draw:frame>
        <draw:custom-shape draw:name="Freeform 3" draw:style-name="gr3" draw:text-style-name="P5" draw:layer="layout" svg:width="3.175cm" svg:height="2.841cm" svg:x="11.731cm" svg:y="12.286cm">
          <text:p/>
          <draw:enhanced-geometry svg:viewBox="0 0 21600 21600" draw:text-areas="?f11 ?f21 ?f13 ?f18" draw:type="non-primitive" draw:modifiers="16200 5400" draw:enhanced-path="M ?f11 ?f8 L ?f11 ?f12 ?f8 ?f12 ?f10 ?f9 ?f9 ?f12 ?f13 ?f12 ?f13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0 * ?f7"/>
            <draw:equation draw:name="f15" draw:formula="21600 - ?f12"/>
            <draw:equation draw:name="f16" draw:formula="?f15 * ?f11"/>
            <draw:equation draw:name="f17" draw:formula="?f16 / 10800"/>
            <draw:equation draw:name="f18" draw:formula="?f12 + ?f17"/>
            <draw:equation draw:name="f19" draw:formula="$1 / ?f6"/>
            <draw:equation draw:name="f20" draw:formula="$0 / ?f7"/>
            <draw:equation draw:name="f21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name="Slide Image Placeholder 1" draw:layer="layout" svg:width="13.97cm" svg:height="10.477cm" svg:x="3.81cm" svg:y="2.121cm" draw:page-number="8" presentation:class="page"/>
          <draw:frame draw:name="Notes Placeholder 2"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13">
        <draw:frame draw:name="Subtitle 1" presentation:style-name="pr1" draw:text-style-name="P2" draw:layer="layout" svg:width="25.199cm" svg:height="17.685cm" svg:x="1.4cm" svg:y="0.962cm" presentation:class="subtitle">
          <draw:text-box>
            <text:p text:style-name="P1"><text:span text:style-name="T27">I will never forget these words: "With great power comes great responsibility." This is my gift, my curse. Who am I? I'm Spider-man.</text:span></text:p>
          </draw:text-box>
        </draw:frame>
        <presentation:notes draw:style-name="dp2">
          <draw:page-thumbnail draw:name="Slide Image Placeholder 1" draw:layer="layout" svg:width="13.97cm" svg:height="10.477cm" svg:x="3.81cm" svg:y="2.121cm" draw:page-number="9" presentation:class="page"/>
          <draw:frame draw:name="Notes Placeholder 2"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13">
        <draw:frame draw:name="Subtitle 1" presentation:style-name="pr4" draw:text-style-name="P2" draw:layer="layout" svg:width="20.249cm" svg:height="17.685cm" svg:x="6.35cm" svg:y="0.962cm" presentation:class="subtitle">
          <draw:text-box>
            <text:p text:style-name="P11"><text:span text:style-name="T28">val</text:span><text:span text:style-name="T29"> </text:span><text:span text:style-name="T30">myList</text:span><text:span text:style-name="T29"> = </text:span><text:span text:style-name="T31">List</text:span><text:span text:style-name="T29">(1, 2, 3)</text:span></text:p>
            <text:p text:style-name="P11"><text:span text:style-name="T29">val </text:span><text:span text:style-name="T30">res</text:span><text:span text:style-name="T29"> = (10</text:span><text:span text:style-name="T32">/:</text:span><text:span text:style-name="T30">myList</text:span><text:span text:style-name="T29">)(_</text:span><text:span text:style-name="T32">+</text:span><text:span text:style-name="T29">_)</text:span></text:p>
            <text:p text:style-name="P11"><text:span text:style-name="T33"/></text:p>
            <text:p text:style-name="P11"><text:span text:style-name="T33">??</text:span></text:p>
          </draw:text-box>
        </draw:frame>
        <presentation:notes draw:style-name="dp2">
          <draw:page-thumbnail draw:name="Slide Image Placeholder 1" draw:layer="layout" svg:width="13.97cm" svg:height="10.477cm" svg:x="3.81cm" svg:y="2.121cm" draw:page-number="10" presentation:class="page"/>
          <draw:frame draw:name="Notes Placeholder 2"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13">
        <draw:frame draw:name="Title 1" presentation:style-name="pr5" draw:text-style-name="P2" draw:layer="layout" svg:width="25.199cm" svg:height="3.256cm" svg:x="1.4cm" svg:y="0.962cm" presentation:class="title">
          <draw:text-box>
            <text:p text:style-name="P4"><text:span text:style-name="T34">Scala</text:span></text:p>
          </draw:text-box>
        </draw:frame>
        <draw:frame draw:name="Text Placeholder 2" presentation:style-name="pr6" draw:text-style-name="P2" draw:layer="layout" svg:width="25.199cm" svg:height="13.859cm" svg:x="1.4cm" svg:y="4.914cm" presentation:class="outline">
          <draw:text-box>
            <text:list text:style-name="L4">
              <text:list-item>
                <text:p text:style-name="P12"><text:span text:style-name="T27">Object oriented and functional</text:span></text:p>
              </text:list-item>
              <text:list-item>
                <text:p text:style-name="P12"><text:span text:style-name="T27">Statically typed</text:span></text:p>
              </text:list-item>
              <text:list-item>
                <text:p text:style-name="P12"><text:span text:style-name="T27">Java compatible</text:span></text:p>
                <text:list>
                  <text:list-item>
                    <text:p text:style-name="P13"><text:span text:style-name="T35">Complies to Java bytecode (and CLR)</text:span></text:p>
                  </text:list-item>
                  <text:list-item>
                    <text:p text:style-name="P13"><text:span text:style-name="T35">Existing libraries/frameworks</text:span></text:p>
                  </text:list-item>
                </text:list>
              </text:list-item>
              <text:list-item>
                <text:p text:style-name="P12"><text:span text:style-name="T27">Better Java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3.97cm" svg:height="10.477cm" svg:x="3.81cm" svg:y="2.121cm" draw:page-number="11" presentation:class="page"/>
          <draw:frame draw:name="Notes Placeholder 2"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lide12" draw:style-name="dp1" draw:master-page-name="Master1-Layout7-blank-Blank" presentation:presentation-page-layout-name="AL1T13">
        <draw:frame draw:name="Title 1" presentation:style-name="pr5" draw:text-style-name="P2" draw:layer="layout" svg:width="25.199cm" svg:height="3.256cm" svg:x="1.4cm" svg:y="0.962cm" presentation:class="title">
          <draw:text-box>
            <text:p text:style-name="P4"><text:span text:style-name="T34">Todays schedule</text:span></text:p>
          </draw:text-box>
        </draw:frame>
        <draw:frame draw:name="Text Placeholder 2" presentation:style-name="pr6" draw:text-style-name="P2" draw:layer="layout" svg:width="25.199cm" svg:height="13.859cm" svg:x="1.4cm" svg:y="4.914cm" presentation:class="outline">
          <draw:text-box>
            <text:list text:style-name="L4">
              <text:list-item>
                <text:p text:style-name="P12"><text:span text:style-name="T27">Basic syntax</text:span></text:p>
              </text:list-item>
              <text:list-item>
                <text:p text:style-name="P12"><text:span text:style-name="T27">REPL, IDEs and setup</text:span></text:p>
              </text:list-item>
              <text:list-item>
                <text:p text:style-name="P12"><text:span text:style-name="T27">First class functions</text:span></text:p>
              </text:list-item>
              <text:list-item>
                <text:p text:style-name="P12"><text:span text:style-name="T27">Pattern matching</text:span></text:p>
              </text:list-item>
              <text:list-item>
                <text:p text:style-name="P12"><text:span text:style-name="T27">OO and traits</text:span></text:p>
              </text:list-item>
              <text:list-item>
                <text:p text:style-name="P12"><text:span text:style-name="T27">Functional programming</text:span></text:p>
              </text:list-item>
              <text:list-item>
                <text:p text:style-name="P12"><text:span text:style-name="T27">++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3.97cm" svg:height="10.477cm" svg:x="3.81cm" svg:y="2.121cm" draw:page-number="12" presentation:class="page"/>
          <draw:frame draw:name="Notes Placeholder 2"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knowit-template-background" style:family="presentation">
      <style:graphic-properties draw:stroke="none" draw:fill="none"/>
      <style:text-properties style:letter-kerning="true"/>
    </style:style>
    <style:style style:name="Master1-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knowit-template-outline1" style:family="presentation">
      <style:graphic-properties draw:stroke="none" draw:fill="none">
        <text:list-style style:name="Master1-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nowit-template-outline2" style:family="presentation" style:parent-style-name="Master1-knowit-template-outline1">
      <style:paragraph-properties fo:margin-top="0cm" fo:margin-bottom="0.4cm"/>
      <style:text-properties fo:font-size="28pt" style:font-size-asian="28pt" style:font-size-complex="28pt"/>
    </style:style>
    <style:style style:name="Master1-knowit-template-outline3" style:family="presentation" style:parent-style-name="Master1-knowit-template-outline2">
      <style:paragraph-properties fo:margin-top="0cm" fo:margin-bottom="0.3cm"/>
      <style:text-properties fo:font-size="24pt" style:font-size-asian="24pt" style:font-size-complex="24pt"/>
    </style:style>
    <style:style style:name="Master1-knowit-template-outline4" style:family="presentation" style:parent-style-name="Master1-knowit-template-outline3">
      <style:paragraph-properties fo:margin-top="0cm" fo:margin-bottom="0.2cm"/>
      <style:text-properties fo:font-size="20pt" style:font-size-asian="20pt" style:font-size-complex="20pt"/>
    </style:style>
    <style:style style:name="Master1-knowit-template-outline5" style:family="presentation" style:parent-style-name="Master1-knowit-template-outline4">
      <style:paragraph-properties fo:margin-top="0cm" fo:margin-bottom="0.1cm"/>
      <style:text-properties fo:font-size="20pt" style:font-size-asian="20pt" style:font-size-complex="20pt"/>
    </style:style>
    <style:style style:name="Master1-knowit-template-outline6" style:family="presentation" style:parent-style-name="Master1-knowit-template-outline5">
      <style:paragraph-properties fo:margin-top="0cm" fo:margin-bottom="0.1cm"/>
      <style:text-properties fo:font-size="20pt" style:font-size-asian="20pt" style:font-size-complex="20pt"/>
    </style:style>
    <style:style style:name="Master1-knowit-template-outline7" style:family="presentation" style:parent-style-name="Master1-knowit-template-outline6">
      <style:paragraph-properties fo:margin-top="0cm" fo:margin-bottom="0.1cm"/>
      <style:text-properties fo:font-size="20pt" style:font-size-asian="20pt" style:font-size-complex="20pt"/>
    </style:style>
    <style:style style:name="Master1-knowit-template-outline8" style:family="presentation" style:parent-style-name="Master1-knowit-template-outline7">
      <style:paragraph-properties fo:margin-top="0cm" fo:margin-bottom="0.1cm"/>
      <style:text-properties fo:font-size="20pt" style:font-size-asian="20pt" style:font-size-complex="20pt"/>
    </style:style>
    <style:style style:name="Master1-knowit-template-outline9" style:family="presentation" style:parent-style-name="Master1-knowit-template-outline8">
      <style:paragraph-properties fo:margin-top="0cm" fo:margin-bottom="0.1cm"/>
      <style:text-properties fo:font-size="20pt" style:font-size-asian="20pt" style:font-size-complex="20pt"/>
    </style:style>
    <style:style style:name="Master1-knowit-template-subtitle" style:family="presentation">
      <style:graphic-properties draw:stroke="none" draw:fill="none" draw:textarea-vertical-align="middle">
        <text:list-style style:name="Master1-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knowit-template-title" style:family="presentation">
      <style:graphic-properties draw:stroke="none" draw:fill="none" draw:textarea-vertical-align="middle">
        <text:list-style style:name="Master1-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none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none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none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none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none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none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none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none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none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none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none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knowit-templa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knowit-templa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knowit-templa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knowit-templa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knowit-templa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knowit-templa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93cm" svg:height="6.147cm" svg:x="1.839cm" svg:y="2.791cm" draw:page-number="1"/>
      <draw:page-thumbnail draw:layer="backgroundobjects" svg:width="8.193cm" svg:height="6.147cm" svg:x="11.553cm" svg:y="2.791cm"/>
      <draw:page-thumbnail draw:layer="backgroundobjects" svg:width="8.193cm" svg:height="6.147cm" svg:x="1.839cm" svg:y="10.892cm"/>
      <draw:page-thumbnail draw:layer="backgroundobjects" svg:width="8.193cm" svg:height="6.147cm" svg:x="11.553cm" svg:y="10.892cm"/>
      <draw:page-thumbnail draw:layer="backgroundobjects" svg:width="8.193cm" svg:height="6.147cm" svg:x="1.839cm" svg:y="18.993cm"/>
      <draw:page-thumbnail draw:layer="backgroundobjects" svg:width="8.193cm" svg:height="6.147cm" svg:x="11.553cm" svg:y="18.993cm"/>
    </style:handout-master>
    <style:master-page style:name="Master1-knowit-template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Picture 6" draw:style-name="Mgr3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draw:name="Slide Image Placeholder 1" presentation:style-name="Master1-knowit-template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6" draw:style-name="Mgr3" draw:layer="Master1-bg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draw:frame draw:name="Title 1" presentation:style-name="Mpr7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Subtitl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Picture 6" draw:style-name="Mgr3" draw:layer="Master1-bg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draw:frame draw:name="Title 1" presentation:style-name="Mpr13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14" draw:text-style-name="MP3" draw:layer="backgroundobjects" svg:width="25.199cm" svg:height="13.86cm" svg:x="1.4cm" svg:y="4.914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Picture 6" draw:style-name="Mgr3" draw:layer="Master1-bg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draw:frame draw:name="Title 1" presentation:style-name="Mpr19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1"><text:span text:style-name="MT9">Click to edit Master title style</text:span></text:p>
            </text:list-item>
          </text:list>
        </draw:text-box>
      </draw:frame>
      <draw:frame draw:name="Text Placehold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Picture 7" draw:style-name="Mgr3" draw:layer="Master1-bg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draw:frame draw:name="Title 1" presentation:style-name="Mpr25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26" draw:text-style-name="MP3" draw:layer="backgroundobjects" svg:width="12.387cm" svg:height="13.86cm" svg:x="1.398cm" svg:y="4.9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12.391cm" svg:height="13.86cm" svg:x="14.208cm" svg:y="4.9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Picture 9" draw:style-name="Mgr3" draw:layer="Master1-bg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draw:frame draw:name="Title 1" presentation:style-name="Mpr31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Text Placehold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Picture 5" draw:style-name="Mgr3" draw:layer="Master1-bg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draw:frame draw:name="Title 1" presentation:style-name="Mpr38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Picture 4" draw:style-name="Mgr3" draw:layer="Master1-bg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Picture 7" draw:style-name="Mgr3" draw:layer="Master1-bg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draw:frame draw:name="Title 1" presentation:style-name="Mpr47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Content Placehold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Picture 7" draw:style-name="Mgr3" draw:layer="Master1-bg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draw:frame draw:name="Title 1" presentation:style-name="Mpr54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Picture Placehold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 Placehold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Picture 6" draw:style-name="Mgr3" draw:layer="Master1-bg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draw:frame draw:name="Title 1" presentation:style-name="Mpr61" draw:text-style-name="MP3" draw:layer="backgroundobjects" svg:width="25.199cm" svg:height="3.506cm" svg:x="1.4cm" svg:y="0.8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2" draw:text-style-name="MP13" draw:layer="backgroundobjects" svg:width="25.199cm" svg:height="13.86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Picture 6" draw:style-name="Mgr3" draw:layer="Master1-bg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draw:frame draw:name="Vertical Title 1" presentation:style-name="Mpr67" draw:text-style-name="MP13" draw:layer="backgroundobjects" svg:width="6.297cm" svg:height="17.934cm" svg:x="20.302cm" svg:y="0.838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8" draw:text-style-name="MP13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3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dc:title>Slide 1</dc:title>
    <meta:initial-creator>Alf Kristian Støyle</meta:initial-creator>
    <dc:creator>Trond Marius Øvstetun</dc:creator>
    <meta:creation-date>2009-09-20T11:02:00Z</meta:creation-date>
    <dc:date>2010-01-20T11:35:19.37</dc:date>
    <meta:editing-cycles>33</meta:editing-cycles>
    <meta:editing-duration>PT03H33M15S</meta:editing-duration>
    <meta:document-statistic meta:object-count="205"/>
  </office:meta>
</office:document-meta>
</file>